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800000190D9CBD2AF5839EDB0.png" manifest:media-type="image/png"/>
  <manifest:file-entry manifest:full-path="Pictures/10000000000002580000019046DF788B4B42A0AE.png" manifest:media-type="image/png"/>
  <manifest:file-entry manifest:full-path="Pictures/100000000000025800000190BA3A98107D2341C8.png" manifest:media-type="image/png"/>
  <manifest:file-entry manifest:full-path="Pictures/100000000000017500000055450F49B58C619508.png" manifest:media-type="image/png"/>
  <manifest:file-entry manifest:full-path="Pictures/1000000000000258000001909E3F374620EF714E.png" manifest:media-type="image/png"/>
  <manifest:file-entry manifest:full-path="Pictures/100000000000023A000000943EDE4E14A4D90EA2.png" manifest:media-type="image/png"/>
  <manifest:file-entry manifest:full-path="Pictures/100000010000029C000002BBE5903F6347C738F4.png" manifest:media-type="image/png"/>
  <manifest:file-entry manifest:full-path="Pictures/1000000000000258000001909A8599A5A3E68918.png" manifest:media-type="image/png"/>
  <manifest:file-entry manifest:full-path="Pictures/100000000000025800000190D32B6031728340FC.png" manifest:media-type="image/png"/>
  <manifest:file-entry manifest:full-path="Pictures/10000000000002580000019084CB3B076F70FD72.png" manifest:media-type="image/png"/>
  <manifest:file-entry manifest:full-path="Pictures/10000000000001E100000191BC730A08FEAF60ED.png" manifest:media-type="image/png"/>
  <manifest:file-entry manifest:full-path="Pictures/10000000000000F50000005619694C346C139F78.png" manifest:media-type="image/png"/>
  <manifest:file-entry manifest:full-path="Pictures/1000000000000560000001DD16CC942A30CABA91.png" manifest:media-type="image/png"/>
  <manifest:file-entry manifest:full-path="Pictures/1000000000000320000002587A7DF6D9A8023B74.png" manifest:media-type="image/png"/>
  <manifest:file-entry manifest:full-path="Pictures/100000000000032000000258077B7173B3EBBE6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 sans" svg:font-family="'Liberations sans'" style:font-family-generic="swiss" style:font-pitch="variable"/>
    <style:font-face style:name="Liberations sans1" svg:font-family="'Liberations sans'" style:font-family-generic="swiss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end="Arrowheads_20_1" draw:marker-end-width="0.3cm" draw:fill="none" draw:textarea-vertical-align="middle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1.097cm" fo:min-width="2.643cm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 draw:fill-color="#ffffff"/>
      <style:paragraph-properties fo:text-align="start" style:writing-mode="lr-tb" style:font-independent-line-spacing="true"/>
      <style:text-properties style:font-name="Liberations sans1" fo:font-size="16pt" style:font-size-asian="16pt" style:font-size-complex="1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8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iberations sans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Progress Meeting 3:</text:p>
            <text:p>Bifurcation Analysis of Plasma Cell Differentiation</text:p>
            <text:p><text:span text:style-name="T1"/></text:p>
          </draw:text-box>
        </draw:frame>
        <draw:frame draw:name="Subtitle 2" draw:style-name="gr1" draw:text-style-name="P3" draw:layer="layout" svg:width="25.399cm" svg:height="4.598cm" svg:x="1.2cm" svg:y="8.255cm">
          <draw:text-box>
            <text:p text:style-name="P2"><text:span text:style-name="T2">Jared Frazier</text:span></text:p>
            <text:p text:style-name="P2"><text:span text:style-name="T2">2023-10-06</text:span></text:p>
            <text:p text:style-name="P2"><text:span text:style-name="T2">Bioinformatics 1 (UvA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draw:style-name="gr3" draw:text-style-name="P4" xml:id="id2" draw:id="id2" draw:layer="layout" svg:width="14.605cm" svg:height="9.736cm" svg:x="0.168cm" svg:y="2.329cm">
          <draw:image xlink:href="Pictures/100000000000025800000190BA3A98107D2341C8.png" xlink:type="simple" xlink:show="embed" xlink:actuate="onLoad" draw:mime-type="image/png">
            <text:p/>
          </draw:image>
        </draw:frame>
        <draw:frame draw:style-name="gr3" draw:text-style-name="P4" xml:id="id3" draw:id="id3" draw:layer="layout" svg:width="12.532cm" svg:height="9.399cm" svg:x="14.773cm" svg:y="2.329cm">
          <draw:image xlink:href="Pictures/1000000000000320000002587A7DF6D9A8023B74.png" xlink:type="simple" xlink:show="embed" xlink:actuate="onLoad" draw:mime-type="image/png">
            <text:p/>
          </draw:image>
        </draw:frame>
        <draw:frame draw:style-name="gr3" draw:text-style-name="P4" xml:id="id1" draw:id="id1" draw:layer="layout" svg:width="13.335cm" svg:height="3.461cm" svg:x="0.168cm" svg:y="12.181cm">
          <draw:image xlink:href="Pictures/100000000000023A000000943EDE4E14A4D90EA2.png" xlink:type="simple" xlink:show="embed" xlink:actuate="onLoad" draw:mime-type="image/png">
            <text:p/>
          </draw:image>
        </draw:frame>
        <draw:frame draw:style-name="gr3" draw:text-style-name="P4" xml:id="id4" draw:id="id4" draw:layer="layout" svg:width="4.57cm" svg:height="3.81cm" svg:x="18.925cm" svg:y="11.728cm">
          <draw:image xlink:href="Pictures/10000000000001E100000191BC730A08FEAF60E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draw:style-name="gr3" draw:text-style-name="P4" draw:layer="layout" svg:width="14.605cm" svg:height="9.736cm" svg:x="0.169cm" svg:y="2.329cm">
          <draw:image xlink:href="Pictures/100000000000025800000190BA3A98107D2341C8.png" xlink:type="simple" xlink:show="embed" xlink:actuate="onLoad" draw:mime-type="image/png">
            <text:p/>
          </draw:image>
        </draw:frame>
        <draw:frame draw:style-name="gr3" draw:text-style-name="P4" draw:layer="layout" svg:width="11.004cm" svg:height="11.515cm" svg:x="15.666cm" svg:y="2.255cm">
          <draw:image xlink:href="Pictures/100000010000029C000002BBE5903F6347C738F4.png" xlink:type="simple" xlink:show="embed" xlink:actuate="onLoad" draw:mime-type="image/png">
            <text:p/>
          </draw:image>
        </draw:frame>
        <draw:frame draw:style-name="gr4" draw:text-style-name="P5" draw:layer="layout" svg:width="10.415cm" svg:height="2.384cm" svg:x="15.62cm" svg:y="14.143cm">
          <draw:text-box>
            <text:p><text:span text:style-name="T3">bcr0 = 15, nullcline &lt;-- phase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draw:style-name="gr3" draw:text-style-name="P4" draw:layer="layout" svg:width="9.866cm" svg:height="2.247cm" svg:x="1.564cm" svg:y="11.065cm">
          <draw:image xlink:href="Pictures/100000000000017500000055450F49B58C619508.png" xlink:type="simple" xlink:show="embed" xlink:actuate="onLoad" draw:mime-type="image/png">
            <text:p/>
          </draw:image>
        </draw:frame>
        <draw:frame draw:style-name="gr3" draw:text-style-name="P4" draw:layer="layout" svg:width="12.7cm" svg:height="8.458cm" svg:x="14.605cm" svg:y="2.337cm">
          <draw:image xlink:href="Pictures/1000000000000258000001909A8599A5A3E68918.png" xlink:type="simple" xlink:show="embed" xlink:actuate="onLoad" draw:mime-type="image/png">
            <text:p/>
          </draw:image>
        </draw:frame>
        <draw:frame draw:style-name="gr3" draw:text-style-name="P4" draw:layer="layout" svg:width="12.699cm" svg:height="8.466cm" svg:x="0.635cm" svg:y="2.329cm">
          <draw:image xlink:href="Pictures/100000000000025800000190D32B6031728340FC.png" xlink:type="simple" xlink:show="embed" xlink:actuate="onLoad" draw:mime-type="image/png">
            <text:p/>
          </draw:image>
        </draw:frame>
        <draw:frame draw:style-name="gr5" draw:text-style-name="P5" draw:layer="layout" svg:width="5.08cm" svg:height="0.962cm" svg:x="7.92cm" svg:y="14.143cm">
          <draw:text-box>
            <text:p><text:span text:style-name="T3">CD40 ?= cd0</text:span></text:p>
          </draw:text-box>
        </draw:frame>
        <draw:frame draw:style-name="gr3" draw:text-style-name="P4" draw:layer="layout" svg:width="6.48cm" svg:height="2.274cm" svg:x="1.465cm" svg:y="13.365cm">
          <draw:image xlink:href="Pictures/10000000000000F50000005619694C346C139F78.png" xlink:type="simple" xlink:show="embed" xlink:actuate="onLoad" draw:mime-type="image/png">
            <text:p/>
          </draw:image>
        </draw:frame>
        <draw:frame draw:style-name="gr5" draw:text-style-name="P5" draw:layer="layout" svg:width="5.08cm" svg:height="0.962cm" svg:x="1.705cm" svg:y="0.943cm">
          <draw:text-box>
            <text:p><text:span text:style-name="T3">Beta = 1.6</text:span></text:p>
          </draw:text-box>
        </draw:frame>
        <draw:frame draw:style-name="gr5" draw:text-style-name="P5" draw:layer="layout" svg:width="5.08cm" svg:height="0.962cm" svg:x="14.605cm" svg:y="0.943cm">
          <draw:text-box>
            <text:p><text:span text:style-name="T3">Beta = 1.98</text:span></text:p>
          </draw:text-box>
        </draw:frame>
        <draw:frame draw:style-name="gr6" draw:text-style-name="P6" draw:layer="layout" svg:width="12.7cm" svg:height="4.394cm" svg:x="13.06cm" svg:y="10.485cm">
          <draw:image xlink:href="Pictures/1000000000000560000001DD16CC942A30CABA9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draw:style-name="gr3" draw:text-style-name="P4" draw:layer="layout" svg:width="17.78cm" svg:height="13.335cm" svg:x="5.08cm" svg:y="1.27cm">
          <draw:image xlink:href="Pictures/100000000000032000000258077B7173B3EBBE6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draw:style-name="gr3" draw:text-style-name="P4" xml:id="id8" draw:id="id8" draw:layer="layout" svg:width="10.871cm" svg:height="7.239cm" svg:x="2.54cm" svg:y="8.467cm">
          <draw:image xlink:href="Pictures/10000000000002580000019084CB3B076F70FD72.png" xlink:type="simple" xlink:show="embed" xlink:actuate="onLoad" draw:mime-type="image/png">
            <text:p/>
          </draw:image>
        </draw:frame>
        <draw:frame draw:style-name="gr3" draw:text-style-name="P4" xml:id="id11" draw:id="id11" draw:layer="layout" svg:width="10.871cm" svg:height="7.239cm" svg:x="14.606cm" svg:y="8.455cm">
          <draw:image xlink:href="Pictures/1000000000000258000001909E3F374620EF714E.png" xlink:type="simple" xlink:show="embed" xlink:actuate="onLoad" draw:mime-type="image/png">
            <text:p/>
          </draw:image>
        </draw:frame>
        <draw:frame draw:style-name="gr3" draw:text-style-name="P4" xml:id="id5" draw:id="id5" draw:layer="layout" svg:width="10.871cm" svg:height="7.239cm" svg:x="2.54cm" svg:y="1.016cm">
          <draw:image xlink:href="Pictures/100000000000025800000190D9CBD2AF5839EDB0.png" xlink:type="simple" xlink:show="embed" xlink:actuate="onLoad" draw:mime-type="image/png">
            <text:p/>
          </draw:image>
        </draw:frame>
        <draw:frame draw:style-name="gr3" draw:text-style-name="P4" xml:id="id6" draw:id="id6" draw:layer="layout" svg:width="10.871cm" svg:height="7.239cm" svg:x="14.605cm" svg:y="1.016cm">
          <draw:image xlink:href="Pictures/10000000000002580000019046DF788B4B42A0AE.png" xlink:type="simple" xlink:show="embed" xlink:actuate="onLoad" draw:mime-type="image/png">
            <text:p/>
          </draw:image>
        </draw:frame>
        <draw:polyline draw:style-name="gr7" draw:text-style-name="P4" xml:id="id7" draw:id="id7" draw:layer="layout" svg:width="1.269cm" svg:height="0.634cm" svg:x="24.13cm" svg:y="3.175cm" svg:viewBox="0 0 1270 635" draw:points="1270,0 0,635">
          <text:p/>
        </draw:polyline>
        <draw:polyline draw:style-name="gr7" draw:text-style-name="P4" xml:id="id9" draw:id="id9" draw:layer="layout" svg:width="1.169cm" svg:height="0cm" svg:x="8.89cm" svg:y="13.535cm" svg:viewBox="0 0 1170 0" draw:points="1170,0 0,0">
          <text:p/>
        </draw:polyline>
        <draw:custom-shape draw:style-name="gr8" draw:text-style-name="P4" xml:id="id10" draw:id="id10" draw:layer="layout" svg:width="4.442cm" svg:height="1.905cm" draw:transform="skewX (0.0261799387799149) rotate (0.0020943951023932) translate (6.616cm 9.6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2.629cm" svg:x="1.471cm" svg:y="5.08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 sans" svg:font-family="'Liberations sans'" style:font-family-generic="swiss" style:font-pitch="variable"/>
    <style:font-face style:name="Liberations sans1" svg:font-family="'Liberations sans'" style:font-family-generic="swiss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B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22T09:08:17.126877550</meta:creation-date>
    <dc:date>2023-10-06T15:48:22.640582263</dc:date>
    <meta:editing-duration>PT3H38M32S</meta:editing-duration>
    <meta:editing-cycles>45</meta:editing-cycles>
    <meta:generator>LibreOffice/7.3.7.2$Linux_X86_64 LibreOffice_project/30$Build-2</meta:generator>
    <meta:document-statistic meta:object-count="61"/>
  </office:meta>
</office:document-meta>
</file>